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808080" draw:stroke-linejoin="round" draw:fill="solid" draw:fill-color="#cfe7e5" draw:textarea-horizontal-align="justify" draw:textarea-vertical-align="middle" draw:auto-grow-height="false" fo:padding-top="0.194cm" fo:padding-bottom="0.15cm" fo:padding-left="0.275cm" fo:padding-right="0.275cm" fo:wrap-option="no-wrap"/>
    </style:style>
    <style:style style:name="gr2" style:family="graphic" style:parent-style-name="standard">
      <style:graphic-properties draw:stroke="solid" svg:stroke-width="0.026cm" svg:stroke-color="#808080" draw:stroke-linejoin="round" draw:fill="solid" draw:fill-color="#cccccc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solid" svg:stroke-width="0.026cm" svg:stroke-color="#808080" draw:stroke-linejoin="round" draw:fill="solid" draw:fill-color="#cccccc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cccc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custom-shape draw:style-name="gr1" draw:text-style-name="P2" draw:layer="layout" svg:width="4.877cm" svg:height="2.041cm" svg:x="0.394cm" svg:y="7.908cm">
          <text:list text:style-name="L1">
            <text:list-header>
              <text:p text:style-name="P1"><text:span text:style-name="T1">Game p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3cm" svg:height="2.54cm" svg:x="0.182cm" svg:y="0.508cm">
          <text:list text:style-name="L1">
            <text:list-header>
              <text:p text:style-name="P1"><text:span text:style-name="T1">Speech recogniz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3cm" svg:height="2.54cm" svg:x="7.604cm" svg:y="0.517cm">
          <text:list text:style-name="L1">
            <text:list-header>
              <text:p text:style-name="P1"><text:span text:style-name="T1">Speech to </text:span></text:p>
              <text:p text:style-name="P1"><text:span text:style-name="T1">text convers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6cm" svg:height="2.033cm" svg:x="15.731cm" svg:y="0.764cm">
          <text:list text:style-name="L1">
            <text:list-header>
              <text:p text:style-name="P1"><text:span text:style-name="T1">Parsing and</text:span></text:p>
              <text:p text:style-name="P1"><text:span text:style-name="T1"><text:s/></text:span><text:span text:style-name="T1">inferen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634cm" svg:height="2.54cm" svg:x="5.844cm" svg:y="7.621cm">
          <text:list text:style-name="L1">
            <text:list-header>
              <text:p text:style-name="P1"><text:span text:style-name="T1">World knowledge </text:span></text:p>
              <text:p text:style-name="P1"><text:span text:style-name="T1">ba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5cm" svg:height="2.033cm" svg:x="15.748cm" svg:y="7.365cm">
          <text:list text:style-name="L1">
            <text:list-header>
              <text:p text:style-name="P1"><text:span text:style-name="T1">Representation to</text:span></text:p>
              <text:p text:style-name="P1"><text:span text:style-name="T1"><text:s/></text:span><text:span text:style-name="T1">Knowledge ba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56cm" svg:height="1.778cm" svg:x="6.35cm" svg:y="12.194cm">
          <text:list text:style-name="L1">
            <text:list-header>
              <text:p text:style-name="P1"><text:span text:style-name="T1">NPC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2.033cm" svg:x="11.176cm" svg:y="15.241cm">
          <text:list text:style-name="L1">
            <text:list-header>
              <text:p text:style-name="P1"><text:span text:style-name="T1">Private K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36cm" svg:height="2.54cm" svg:x="22.334cm" svg:y="6.858cm">
          <text:list text:style-name="L1">
            <text:list-header>
              <text:p text:style-name="P1"><text:span text:style-name="T1">Transformation to</text:span></text:p>
              <text:p text:style-name="P1"><text:span text:style-name="T1"><text:s/></text:span><text:span text:style-name="T1">actio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58cm" svg:height="2.033cm" svg:x="20.81cm" svg:y="11.685cm">
          <text:list text:style-name="L1">
            <text:list-header>
              <text:p text:style-name="P1"><text:span text:style-name="T1">GUI updates and </text:span></text:p>
              <text:p text:style-name="P1"><text:span text:style-name="T1">game event chang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795cm" svg:height="3.475cm" svg:x="0.807cm" svg:y="11.2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862cm" svg:height="1.217cm" svg:x="1.254cm" svg:y="12.45cm">
          <text:list text:style-name="L1">
            <text:list-header>
              <text:p text:style-name="P1"><text:span text:style-name="T1">User K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2.121cm" svg:y1="11.695cm" svg:x2="2.125cm" svg:y2="9.94cm">
          <text:p/>
        </draw:line>
        <draw:line draw:style-name="gr6" draw:text-style-name="P4" draw:layer="layout" svg:x1="2.524cm" svg:y1="7.916cm" svg:x2="2.528cm" svg:y2="3.043cm">
          <text:p/>
        </draw:line>
        <draw:line draw:style-name="gr6" draw:text-style-name="P4" draw:layer="layout" svg:x1="6.025cm" svg:y1="1.778cm" svg:x2="7.604cm" svg:y2="1.783cm">
          <text:p/>
        </draw:line>
        <draw:line draw:style-name="gr6" draw:text-style-name="P4" draw:layer="layout" svg:x1="14.712cm" svg:y1="1.778cm" svg:x2="15.726cm" svg:y2="1.783cm">
          <text:p/>
        </draw:line>
        <draw:line draw:style-name="gr7" draw:text-style-name="P4" draw:layer="layout" svg:x1="20.216cm" svg:y1="2.731cm" svg:x2="20.22cm" svg:y2="4.508cm">
          <text:p/>
        </draw:line>
        <draw:line draw:style-name="gr6" draw:text-style-name="P4" draw:layer="layout" svg:x1="4.781cm" svg:y1="8.891cm" svg:x2="5.844cm" svg:y2="8.896cm">
          <text:p/>
        </draw:line>
        <draw:line draw:style-name="gr6" draw:text-style-name="P4" draw:layer="layout" svg:x1="20.216cm" svg:y1="4.508cm" svg:x2="21.574cm" svg:y2="4.574cm">
          <text:p/>
        </draw:line>
        <draw:line draw:style-name="gr6" draw:text-style-name="P4" draw:layer="layout" svg:x1="24.615cm" svg:y1="9.402cm" svg:x2="24.62cm" svg:y2="11.686cm">
          <text:p/>
        </draw:line>
        <draw:custom-shape draw:style-name="gr2" draw:text-style-name="P2" draw:layer="layout" svg:width="3.788cm" svg:height="1.815cm" svg:x="10.69cm" svg:y="12.102cm">
          <text:list text:style-name="L1">
            <text:list-header>
              <text:p text:style-name="P1"><text:span text:style-name="T1">NP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7cm" svg:height="2.033cm" svg:x="6.151cm" svg:y="15.087cm">
          <text:list text:style-name="L1">
            <text:list-header>
              <text:p text:style-name="P1"><text:span text:style-name="T1">Private K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9.142cm" svg:y1="14.987cm" svg:x2="8.382cm" svg:y2="13.972cm">
          <text:p/>
        </draw:line>
        <draw:line draw:style-name="gr6" draw:text-style-name="P4" draw:layer="layout" svg:x1="14.985cm" svg:y1="15.303cm" svg:x2="12.954cm" svg:y2="13.917cm">
          <text:p/>
        </draw:line>
        <draw:line draw:style-name="gr6" draw:text-style-name="P4" draw:layer="layout" svg:x1="8.128cm" svg:y1="12.202cm" svg:x2="8.132cm" svg:y2="10.151cm">
          <text:p/>
        </draw:line>
        <draw:line draw:style-name="gr6" draw:text-style-name="P4" draw:layer="layout" svg:x1="12.7cm" svg:y1="12.159cm" svg:x2="12.705cm" svg:y2="10.161cm">
          <text:p/>
        </draw:line>
        <draw:custom-shape draw:style-name="gr2" draw:text-style-name="P2" draw:layer="layout" svg:width="5.336cm" svg:height="2.54cm" svg:x="21.572cm" svg:y="3.304cm">
          <text:list text:style-name="L1">
            <text:list-item>
              <text:p text:style-name="P1"><text:span text:style-name="T1">Decison mak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layer="layout" svg:x1="22.334cm" svg:y1="5.844cm" svg:x2="20.302cm" svg:y2="7.113cm">
          <text:p/>
        </draw:line>
        <draw:line draw:style-name="gr8" draw:layer="layout" svg:x1="15.748cm" svg:y1="8.384cm" svg:x2="14.508cm" svg:y2="8.384cm">
          <text:p/>
        </draw:line>
        <draw:line draw:style-name="gr8" draw:layer="layout" svg:x1="24.62cm" svg:y1="5.844cm" svg:x2="24.62cm" svg:y2="6.86cm">
          <text:p/>
        </draw:line>
        <draw:line draw:style-name="gr9" draw:layer="layout" svg:x1="19.54cm" svg:y1="12.702cm" svg:x2="20.81cm" svg:y2="12.702cm">
          <text:p/>
        </draw:line>
        <draw:custom-shape draw:style-name="gr2" draw:text-style-name="P2" draw:layer="layout" svg:width="3.788cm" svg:height="1.815cm" svg:x="15.752cm" svg:y="11.649cm">
          <text:list text:style-name="L1">
            <text:list-header>
              <text:p text:style-name="P1"><text:span text:style-name="T1">Speech</text:span></text:p>
            </text:list-header>
            <text:list-item>
              <text:p text:style-name="P1"><text:span text:style-name="T1"><text:s/></text:span><text:span text:style-name="T1">synthesi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fill="hold" presentation:node-type="timing-root">
          <anim:par smil:begin="id1.begin">
            <anim:transitionFilter smil:dur="2s" smil:type="fourBoxWipe" smil:subtype="cornersOut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5.422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draw:style-name="Mgr5" draw:text-style-name="MP6" draw:layer="backgroundobjects" svg:width="9.102cm" svg:height="1.47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1cm" svg:height="1.478cm" svg:x="11.888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79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1cm" svg:height="1.479cm" svg:x="11.888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shikanth </meta:initial-creator>
    <meta:creation-date>2012-12-29T07:46:52</meta:creation-date>
    <meta:editing-cycles>1</meta:editing-cycles>
    <meta:editing-duration>P23DT22H11M8S</meta:editing-duration>
    <dc:date>2013-02-01T14:46:41</dc:date>
    <meta:document-statistic meta:object-count="57"/>
    <meta:generator>LibreOffice/3.6$Linux_x86 LibreOffice_project/360m1$Build-3</meta:generator>
  </office:meta>
</office:document-meta>
</file>